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928" officeooo:paragraph-rsid="000be928"/>
    </style:style>
    <style:style style:name="P2" style:family="paragraph" style:parent-style-name="Standard">
      <style:text-properties officeooo:rsid="000c3298" officeooo:paragraph-rsid="000c3298"/>
    </style:style>
    <style:style style:name="P3" style:family="paragraph" style:parent-style-name="Standard">
      <style:text-properties officeooo:rsid="000d4118" officeooo:paragraph-rsid="000d4118"/>
    </style:style>
    <style:style style:name="P4" style:family="paragraph" style:parent-style-name="Standard">
      <style:text-properties officeooo:rsid="000e69ea" officeooo:paragraph-rsid="000e69ea"/>
    </style:style>
    <style:style style:name="P5" style:family="paragraph" style:parent-style-name="Standard">
      <style:text-properties officeooo:rsid="000f5266" officeooo:paragraph-rsid="000f5266"/>
    </style:style>
    <style:style style:name="T1" style:family="text">
      <style:text-properties officeooo:rsid="000f52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youtube.com/watch?v=22V1yZNPwi8" text:style-name="Internet_20_link" text:visited-style-name="Visited_20_Internet_20_Link">https://www.youtube.com/watch?v=22V1yZNPwi8</text:a></text:p>
      <text:p text:style-name="P2">Streamed live march 17, 2018</text:p>
      <text:p text:style-name="P2"/>
      <text:p text:style-name="P2">good example of the sekar… <text:a xlink:type="simple" xlink:href="https://youtu.be/22V1yZNPwi8?t=2912" text:style-name="Internet_20_link" text:visited-style-name="Visited_20_Internet_20_Link">https://youtu.be/22V1yZNPwi8?t=2912</text:a> </text:p>
      <text:p text:style-name="P1"/>
      <text:p text:style-name="P5">1</text:p>
      <text:p text:style-name="P1"/>
      <text:p text:style-name="P1">Yamadipati, Narada – Guru, Durga, Limbuk</text:p>
      <text:p text:style-name="P1"/>
      <text:p text:style-name="P3">Durga talks about her son's (Dewasrani) love for Dersanala, who is married to Arjuna. </text:p>
      <text:p text:style-name="P3"/>
      <text:p text:style-name="P4">Brama arrives. <text:span text:style-name="T1">He is the father of Dersnala. She is already pregnant for 7 months. He was married to Arjuna without his permission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22:43:50.246568154</meta:creation-date>
    <dc:date>2018-03-23T23:08:44.453424455</dc:date>
    <meta:editing-duration>PT24M5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55" meta:character-count="394" meta:non-whitespace-character-count="341"/>
  </office:meta>
</office:document-meta>
</file>